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Arial3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6" style:family="paragraph" style:parent-style-name="Text_20_body">
      <style:text-properties style:font-name="Arial3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Arial1" fo:language="pt" fo:country="BR" fo:font-weight="bold" officeooo:rsid="003e3a67" officeooo:paragraph-rsid="003e3a67" fo:background-color="#ffff00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paragraph-properties fo:break-before="page"/>
      <style:text-properties fo:text-transform="uppercase" style:font-name="Arial1" fo:font-size="12pt" fo:language="pt" fo:country="BR" fo:font-weight="bold" officeooo:rsid="00464539" officeooo:paragraph-rsid="0046453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1" style:family="paragraph" style:parent-style-name="Heading_20_1" style:list-style-name="">
      <style:text-properties fo:text-transform="uppercase" style:font-name="Arial1" fo:font-size="12pt" fo:language="pt" fo:country="BR" fo:font-weight="bold" officeooo:rsid="0042d209" officeooo:paragraph-rsid="001deff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2" style:family="paragraph" style:parent-style-name="Heading_20_2">
      <style:text-properties officeooo:rsid="00464539" officeooo:paragraph-rsid="00464539"/>
    </style:style>
    <style:style style:name="P13" style:family="paragraph" style:parent-style-name="Text_20_body">
      <style:text-properties officeooo:rsid="00464539" officeooo:paragraph-rsid="00464539"/>
    </style:style>
    <style:style style:name="P14" style:family="paragraph" style:parent-style-name="Text_20_body" style:list-style-name="L1">
      <style:text-properties officeooo:rsid="00464539" officeooo:paragraph-rsid="00464539"/>
    </style:style>
    <style:style style:name="P15" style:family="paragraph" style:parent-style-name="Text_20_body" style:list-style-name="L2">
      <style:text-properties officeooo:rsid="00464539" officeooo:paragraph-rsid="00464539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464539" officeooo:paragraph-rsid="00464539"/>
    </style:style>
    <style:style style:name="P17" style:family="paragraph" style:parent-style-name="Text_20_body" style:list-style-name="L2">
      <style:text-properties officeooo:rsid="00482e90" officeooo:paragraph-rsid="00482e90"/>
    </style:style>
    <style:style style:name="P18" style:family="paragraph" style:parent-style-name="Text_20_body" style:list-style-name="L2">
      <style:text-properties officeooo:rsid="00488e33" officeooo:paragraph-rsid="00488e33"/>
    </style:style>
    <style:style style:name="P19" style:family="paragraph" style:parent-style-name="Text_20_body" style:list-style-name="L2">
      <style:text-properties officeooo:rsid="0049af87" officeooo:paragraph-rsid="0049af87"/>
    </style:style>
    <style:style style:name="P20" style:family="paragraph" style:parent-style-name="Text_20_body" style:list-style-name="L2">
      <style:text-properties officeooo:rsid="004af084" officeooo:paragraph-rsid="004af084"/>
    </style:style>
    <style:style style:name="P21" style:family="paragraph" style:parent-style-name="Text_20_body">
      <style:text-properties style:font-name="Arial3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22" style:family="paragraph" style:parent-style-name="Text_20_body">
      <style:text-properties officeooo:rsid="004b1c1e" officeooo:paragraph-rsid="004b1c1e"/>
    </style:style>
    <style:style style:name="P23" style:family="paragraph" style:parent-style-name="Text_20_body" style:list-style-name="L3">
      <style:text-properties officeooo:rsid="004b1c1e" officeooo:paragraph-rsid="004b1c1e"/>
    </style:style>
    <style:style style:name="P24" style:family="paragraph" style:parent-style-name="Text_20_body">
      <style:paragraph-properties fo:break-before="page"/>
      <style:text-properties officeooo:rsid="004b1c1e" officeooo:paragraph-rsid="004b1c1e"/>
    </style:style>
    <style:style style:name="T1" style:family="text">
      <style:text-properties officeooo:rsid="001d0934"/>
    </style:style>
    <style:style style:name="T2" style:family="text">
      <style:text-properties style:font-name="Arial1" fo:language="pt" fo:country="BR" officeooo:rsid="0031a03f"/>
    </style:style>
    <style:style style:name="T3" style:family="text">
      <style:text-properties style:font-name="Arial1" fo:language="pt" fo:country="BR" officeooo:rsid="003e3a67" fo:background-color="#ffff00" loext:char-shading-value="0"/>
    </style:style>
    <style:style style:name="T4" style:family="text">
      <style:text-properties officeooo:rsid="001d0934" fo:background-color="#ffff00" loext:char-shading-value="0"/>
    </style:style>
    <style:style style:name="T5" style:family="text">
      <style:text-properties officeooo:rsid="004af084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74_2961738099"/>JEDIEL DA ROSA RIBEIRO<text:bookmark-end text:name="__RefHeading___Toc74_2961738099"/></text:p>
      <text:p text:style-name="P3"/>
      <text:p text:style-name="P3"/>
      <text:p text:style-name="P3"/>
      <text:p text:style-name="Contents_20_Heading"/>
      <text:p text:style-name="P3"/>
      <text:p text:style-name="P3"/>
      <text:p text:style-name="P3"/>
      <text:p text:style-name="P3"/>
      <text:p text:style-name="P7">TÍTULO DO TRABALHO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4"><text:bookmark-start text:name="__RefHeading___Toc76_2961738099"/><text:span text:style-name="T2">GASPAR</text:span>/SC<text:line-break/><text:span text:style-name="T3">[ MÊS ]</text:span><text:span text:style-name="T4"> </text:span><text:span text:style-name="T1">DE 2021</text:span><text:bookmark-end text:name="__RefHeading___Toc76_2961738099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9">Sumário</text:p>
          </text:index-title>
          <text:p text:style-name="P8"><text:a xlink:type="simple" xlink:href="#__RefHeading___Toc78_2961738099" text:style-name="Index_20_Link" text:visited-style-name="Index_20_Link">Primeiro tópico principal<text:tab/>3</text:a></text:p>
        </text:index-body>
      </text:table-of-content>
      <text:h text:style-name="P11" text:outline-level="1"/>
      <text:p text:style-name="P10">O vínculo bíblico-literário</text:p>
      <text:list xml:id="list1647850749" text:style-name="Outline">
        <text:list-item>
          <text:list>
            <text:list-item>
              <text:h text:style-name="P12" text:outline-level="2">Literatura normativa do texto bíblico</text:h>
            </text:list-item>
          </text:list>
        </text:list-item>
      </text:list>
      <text:p text:style-name="P13">Busca implementar regras de vida no dia a dia.</text:p>
      <text:list xml:id="list223131205" text:style-name="L1">
        <text:list-item>
          <text:p text:style-name="P14">Literatura normativa </text:p>
        </text:list-item>
      </text:list>
      <text:list xml:id="list2929009779" text:style-name="L2">
        <text:list-item>
          <text:list>
            <text:list-item>
              <text:p text:style-name="P15">As máximas</text:p>
              <text:list>
                <text:list-item>
                  <text:p text:style-name="P15">Ligadas ao nascimento → Gênesis 4:1 “[…] Hoje possuí um homem.</text:p>
                </text:list-item>
                <text:list-item>
                  <text:p text:style-name="P16">ligadas à morte → Jó 1:21 “O senhor o deu e o Senhor o tomou; bendito seja o nome do senhor”</text:p>
                </text:list-item>
                <text:list-item>
                  <text:p text:style-name="P15">ligadas às promessas → Samuel 28:3 “Não tenha medo.”</text:p>
                </text:list-item>
              </text:list>
            </text:list-item>
            <text:list-item>
              <text:p text:style-name="P15">As normas</text:p>
              <text:list>
                <text:list-item>
                  <text:p text:style-name="P15">Origem decálogo → Ex 20</text:p>
                </text:list-item>
                <text:list-item>
                  <text:p text:style-name="P15">Origem na liturgia → Sl 15</text:p>
                </text:list-item>
              </text:list>
            </text:list-item>
            <text:list-item>
              <text:p text:style-name="P17">Intenção processual</text:p>
              <text:list>
                <text:list-item>
                  <text:p text:style-name="P17">Literatura de acusação → Gn 9:6</text:p>
                </text:list-item>
                <text:list-item>
                  <text:p text:style-name="P17">Intenção particular → Dt 25:9</text:p>
                </text:list-item>
              </text:list>
            </text:list-item>
            <text:list-item>
              <text:p text:style-name="P17">Acordos e contratos</text:p>
              <text:list>
                <text:list-item>
                  <text:p text:style-name="P17">Em atos políticos → 1 Reis 5:6</text:p>
                </text:list-item>
                <text:list-item>
                  <text:p text:style-name="P17">Investitura de um rei→ 2 Sm 5:3</text:p>
                </text:list-item>
                <text:list-item>
                  <text:p text:style-name="P18">Acordos particulares → Gn 31:44</text:p>
                </text:list-item>
              </text:list>
            </text:list-item>
          </text:list>
        </text:list-item>
        <text:list-item>
          <text:p text:style-name="P18">Literatura Impetrativa(exprimir uma vontade ou desejo)</text:p>
          <text:list>
            <text:list-item>
              <text:p text:style-name="P18">A súplica e o desejo</text:p>
              <text:list>
                <text:list-item>
                  <text:p text:style-name="P18">Coisas corriqueiras da vida → Gn 47:15; I Rs 17:10; Jz 14:2,3</text:p>
                </text:list-item>
                <text:list-item>
                  <text:p text:style-name="P18">Expressão de cortesia Gn 18:3</text:p>
                </text:list-item>
                <text:list-item>
                  <text:p text:style-name="P18"><text:soft-page-break/>Desejo irreal → Sl 55:6</text:p>
                </text:list-item>
              </text:list>
            </text:list-item>
            <text:list-item>
              <text:p text:style-name="P19">Fórmulas de saudação</text:p>
              <text:list>
                <text:list-item>
                  <text:p text:style-name="P19">Na chegada – Baruk</text:p>
                </text:list-item>
                <text:list-item>
                  <text:p text:style-name="P19">Na partida – Baruk</text:p>
                </text:list-item>
              </text:list>
            </text:list-item>
            <text:list-item>
              <text:p text:style-name="P19">Os juramentos</text:p>
              <text:list>
                <text:list-item>
                  <text:p text:style-name="P19">Empenhando-se a própria vida – <text:span text:style-name="T5">Números 14:21</text:span></text:p>
                </text:list-item>
                <text:list-item>
                  <text:p text:style-name="P20">Empenhando-se a vida na pessoa a quem se fala – I Sm 1:26</text:p>
                </text:list-item>
                <text:list-item>
                  <text:p text:style-name="P20">Apelando-se para a vida do Rei – Gn 42:15</text:p>
                </text:list-item>
                <text:list-item>
                  <text:p text:style-name="P20">Apelando-se para a vida de Deus – 1 Sm 14:39</text:p>
                </text:list-item>
              </text:list>
            </text:list-item>
          </text:list>
        </text:list-item>
      </text:list>
      <text:p text:style-name="P24">O que é essencial em Hermenêutica</text:p>
      <text:p text:style-name="P22"/>
      <text:list xml:id="list2875547552" text:style-name="L3">
        <text:list-item>
          <text:p text:style-name="P23">Sempre tenham em mãos diferentes versões bíblicas e um bom dicionário</text:p>
        </text:list-item>
        <text:list-item>
          <text:p text:style-name="P23">Evitem o extremismo dogmático</text:p>
        </text:list-item>
        <text:list-item>
          <text:p text:style-name="P23">Nunca abra mão do contexto</text:p>
        </text:list-item>
        <text:list-item>
          <text:p text:style-name="P23">Em oração, estejam atentos a voz do Espírito Santo</text:p>
        </text:list-item>
        <text:list-item>
          <text:p text:style-name="P23">Em Hermenêutica sempre haverá limitações → Dt 29:29</text:p>
          <text:list>
            <text:list-item>
              <text:p text:style-name="P23">Viver pelo que sabemos hoje → A lei, a graça,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3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4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2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4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  <style:master-page style:name="CTM_20__7c__20_Capa" style:display-name="CTM | Capa" style:page-layout-name="Mpm4" style:next-style-name="CTM_20__7c__20_Contra_20_Capa">
      <style:header>
        <text:p text:style-name="Header"/>
      </style:header>
    </style:master-page>
    <style:master-page style:name="CTM_20__7c__20_Página" style:display-name="CTM | Página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Landscape" style:page-layout-name="Mpm6"/>
    <style:master-page style:name="Endnote" style:page-layout-name="Mpm7"/>
    <style:master-page style:name="Footnote" style:page-layout-name="Mpm7"/>
    <style:master-page style:name="Envelope" style:page-layout-name="Mpm8"/>
    <style:master-page style:name="CTM_20__7c__20_Contra_20_Capa" style:display-name="CTM | Contra Capa" style:page-layout-name="Mpm9" style:next-style-name="CTM_20__7c__20_Página">
      <style:header>
        <text:p text:style-name="Header"/>
      </style:header>
    </style:master-page>
    <style:master-page style:name="HTML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5:23:43.976558149</meta:creation-date>
    <dc:title>CTM</dc:title>
    <meta:editing-duration>PT2H18M49S</meta:editing-duration>
    <meta:editing-cycles>4</meta:editing-cycles>
    <meta:generator>LibreOffice/6.4.7.2$Linux_X86_64 LibreOffice_project/40$Build-2</meta:generator>
    <dc:date>2021-12-02T14:28:56.849046486</dc:date>
    <meta:document-statistic meta:table-count="0" meta:image-count="5" meta:object-count="0" meta:page-count="5" meta:paragraph-count="47" meta:word-count="298" meta:character-count="1512" meta:non-whitespace-character-count="1287"/>
    <meta:template xlink:type="simple" xlink:actuate="onRequest" xlink:title="CTM" xlink:href="../../../../../Templates/CTM.ott" meta:date="2021-10-21T23:56:16.745796289"/>
  </office:meta>
</office:document-meta>
</file>